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29a" officeooo:paragraph-rsid="0016329a"/>
    </style:style>
    <style:style style:name="T1" style:family="text">
      <style:text-properties officeooo:rsid="001812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 är två civilingenjör<text:span text:style-name="T1">s-</text:span>/lärar-studenter <text:span text:style-name="T1">på Chalmers </text:span>som vill testa hur tillgängliga och användarvänliga l<text:span text:style-name="T1">ektionsm</text:span>aterial är. <text:span text:style-name="T1">Exempel på lektionsmaterial är</text:span> <text:span text:style-name="T1">sidor i </text:span>läroböcker, listor med uppgifter, <text:span text:style-name="T1">videor m.m</text:span>. Testerna innebär att du som lärare kollar igenom materialet och tänker högt, vilket tar ca 15 minuter.</text:p>
      <text:p text:style-name="P1"/>
      <text:p text:style-name="P1">Är du intresserad att delta? Kontakta <text:span text:style-name="T1">Håkan Andersson</text:span> på <text:span text:style-name="T1">hakan.andersson@student.chalmers.se</text:span> eller <text:span text:style-name="T1">0738-12 48 4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5:31:50.889984517</meta:creation-date>
    <dc:date>2018-04-16T16:02:52.286764452</dc:date>
    <meta:editing-duration>PT15M51S</meta:editing-duration>
    <meta:editing-cycles>1</meta:editing-cycles>
    <meta:document-statistic meta:table-count="0" meta:image-count="0" meta:object-count="0" meta:page-count="1" meta:paragraph-count="2" meta:word-count="58" meta:character-count="427" meta:non-whitespace-character-count="371"/>
    <meta:generator>LibreOffice/6.0.2.1$Linux_x86 LibreOffice_project/00m0$Build-1</meta:generator>
  </office:meta>
</office:document-meta>
</file>